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P25" style:family="paragraph" style:parent-style-name="Contents_20_3">
      <style:paragraph-properties>
        <style:tab-stops>
          <style:tab-stop style:position="5.8673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Heading_20_3">
      <style:paragraph-properties fo:break-before="page"/>
    </style:style>
    <style:style style:name="P3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7/05/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69984320"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3. <text:s/>Document History<text:tab/>3</text:p>
          <text:p text:style-name="P24"><text:s/>0.4. <text:s/>Copyright<text:tab/>3</text:p>
          <text:p text:style-name="P23"><text:s/>1. <text:s/>Introduction<text:tab/>4</text:p>
          <text:p text:style-name="P24"><text:s/>1.1. <text:s/>VDM<text:tab/>4</text:p>
          <text:p text:style-name="P23"><text:s/>2. <text:s/>Using VDMJ<text:tab/>5</text:p>
          <text:p text:style-name="P24"><text:s/>2.1. <text:s/>Starting VDMJ<text:tab/>5</text:p>
          <text:p text:style-name="P24"><text:s/>2.2. <text:s/>Parsing, Type Checking, and Proof Obligations<text:tab/>7</text:p>
          <text:p text:style-name="P24"><text:s/>2.3. <text:s/>The Interpreter<text:tab/>7</text:p>
          <text:p text:style-name="P25"><text:s/>2.3.1. <text:s/>Suppressing Runtime Checks<text:tab/>15</text:p>
          <text:p text:style-name="P24"><text:s/>2.4. <text:s/>Debugging<text:tab/>16</text:p>
          <text:p text:style-name="P25"><text:s/>2.4.1. <text:s/>Single-threaded Debugging<text:tab/>16</text:p>
          <text:p text:style-name="P25"><text:s/>2.4.2. <text:s/>VDM++ Multi-threaded Debugging<text:tab/>18</text:p>
          <text:p text:style-name="P25"><text:s/>2.4.3. <text:s/>VDM-RT Debugging and the VDMJC Client<text:tab/>21</text:p>
          <text:p text:style-name="P23"><text:s/>3. <text:s/>Combinatorial Testing<text:tab/>26</text:p>
          <text:p text:style-name="P23"><text:s/>4. <text:s/>Internationalization (I18N)<text:tab/>30</text:p>
          <text:p text:style-name="P23"><text:s/>5. <text:s/>The vdmj.properties File<text:tab/>31</text:p>
          <text:p text:style-name="P23"><text:s/>6. <text:s/>Appendix A: The shmem Example<text:tab/>33</text:p>
          <text:p text:style-name="P23"><text:s/>7. <text:s/>Appendix B: Supported Character Sets<text:tab/>37</text:p>
        </text:index-body>
      </text:table-of-content>
      <text:list xml:id="list693498076" text:continue-numbering="true" text:style-name="Outline">
        <text:list-item>
          <text:list>
            <text:list-item>
              <text:h text:style-name="P27" text:outline-level="2">References</text:h>
            </text:list-item>
          </text:list>
        </text:list-item>
      </text:list>
      <text:list xml:id="list207516381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2">The VDMTools VDM++ Language Manual, http://www.vdmtools.jp/uploads/manuals/langmanpp_a4E.pdf</text:p>
        </text:list-item>
        <text:list-item>
          <text:p text:style-name="P32">Validated Designs for Object-oriented Systems, by John Fitzgerald et. al., <text:a xlink:type="simple" xlink:href="http://www.vdmbook.com/">http://www.vdmbook.com/</text:a></text:p>
        </text:list-item>
        <text:list-item>
          <text:p text:style-name="P32">User Manual for the Overture Combinatorial Testing Plug-in, by Peter Gorm Larsen and Kenneth Lausdahl.</text:p>
        </text:list-item>
        <text:list-item>
          <text:p text:style-name="P32">Overture, Open-source Tools for Formal Modelling, http://www.overturetool.org/</text:p>
        </text:list-item>
      </text:list>
      <text:list xml:id="list1019685594" text:continue-list="list693498076"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ext:soft-page-break/>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07/05/10</text:modification-date></text:p>
          </table:table-cell>
          <table:table-cell table:style-name="History.A1" office:value-type="string">
            <text:p text:style-name="Table_20_Contents">Update for Overture 0.2.0 release.</text:p>
          </table:table-cell>
        </table:table-row>
      </table:table>
      <text:p text:style-name="Table"><text:span text:style-name="Caption_20_characters"/></text:p>
      <text:list xml:id="list53067480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87449781" text:continue-numbering="true" text:style-name="Outline">
        <text:list-item>
          <text:h text:style-name="Heading_20_1" text:outline-level="1">Introduction</text:h>
        </text:list-item>
      </text:list>
      <text:p text:style-name="Text_20_body">VDMJ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2125061968"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768956834"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d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log: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text:span><text:soft-page-break/><text:span text:style-name="T2">diagrams [8].</text:span></text:p>
      <text:p text:style-name="P19">In addition to these command line options, various settings can be added to a vdmj.properties file (see section 5).</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1"/>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text:soft-page-break/>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3">Bye</text:p>
      <text:p text:style-name="P11"/>
      <text:list xml:id="list1581806978" text:continue-numbering="true" text:style-name="Outline">
        <text:list-item>
          <text:list>
            <text:list-item>
              <text:h text:style-name="P28"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list xml:id="list649234296"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ext:soft-page-break/>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text:soft-page-break/>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text:soft-page-break/>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text:soft-page-break/></text:p>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oft-page-break/><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xt:soft-page-break/>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text:soft-page-break/></text:p>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496187896" text:continue-numbering="true" text:style-name="Outline">
        <text:list-item>
          <text:list>
            <text:list-item>
              <text:list>
                <text:list-item>
                  <text:h text:style-name="P30" text:outline-level="3">Suppressing Runtime Checks</text:h>
                </text:list-item>
              </text:list>
            </text:list-item>
          </text:list>
        </text:list-item>
      </text:list>
      <text:p text:style-name="P19">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341004445"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text:soft-page-break/>a = A{#1, si:=undefined, sj:=undefined, sk:=123}</text:p>
      <text:p text:style-name="P14">[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oft-page-break/><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356273737"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496768593" text:continue-numbering="true" text:style-name="Outline">
        <text:list-item>
          <text:list>
            <text:list-item>
              <text:list>
                <text:list-item>
                  <text:h text:style-name="P3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0.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text:soft-page-break/>Standard output redirected to client</text:p>
      <text:p text:style-name="Preformatted_20_Text">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1"/>
      <text:p text:style-name="Text_20_body">To illustrate threaded debugging, we use the <text:span text:style-name="T1">factorial </text:span><text:span text:style-name="T2">example from the CSK VDM++ manual.</text:span></text:p>
      <text:p text:style-name="Preformatted_20_Text"/>
      <text:p text:style-name="P10"><text:soft-page-break/>[Id 1: STARTING]&gt; break 35</text:p>
      <text:p text:style-name="Preformatted_20_Text">Breakpoint [1] set</text:p>
      <text:p text:style-name="P10">[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text:soft-page-break/>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19">This is confusing, as with the simple command line debugger. But with VDMJC, as with a GUI, you can switch to any thread context you wish at any time.</text:p>
      <text:p text:style-name="P19">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text:soft-page-break/></text:p>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
      <text:p text:style-name="Preformatted_20_Text"><text:span text:style-name="T2">[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22331146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text:soft-page-break/>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text:soft-page-break/>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Text_20_body"/>
      <text:list xml:id="list121580447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119800113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which is on the Java classpath. <text:s/>If the file is not present, or an entry is missing from the file, then the default value is used (shown for each name below).</text:p>
      <text:p text:style-name="Text_20_body">The default vdmj.properties file is as follows:</text:p>
      <text:p text:style-name="Text_20_body"/>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text:soft-page-break/>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881856166"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oft-page-break/><text:span text:style-name="T10">spacefor</text:span>: nat1 * Quadrant -&gt; nat1</text:p>
      <text:p text:style-name="Preformatted_20_Text"><text:span text:style-name="T10">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oft-page-break/><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oft-page-break/><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soft-page-break/><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206332135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07/05/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38</text:page-number> of <text:page-count style:num-format="1">38</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07/05/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91</meta:editing-cycles>
    <meta:editing-duration>PT18H05M45S</meta:editing-duration>
    <dc:date>2010-05-07T20:41:29</dc:date>
    <meta:keyword>VDMJ</meta:keyword>
    <dc:subject>VDMJ</dc:subject>
    <meta:document-statistic meta:table-count="5" meta:image-count="0" meta:object-count="0" meta:page-count="38" meta:paragraph-count="1429" meta:word-count="12180" meta:character-count="75571"/>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